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9cm" svg:height="8.999cm" svg:x="11.996cm" svg:y="7.697cm">
            <draw:object draw:notify-on-update-of-ranges="Tabelle1.A2:Tabelle1.A4 Tabelle1.B1:Tabelle1.B1 Tabelle1.B2:Tabelle1.B4 Tabelle1.C1:Tabelle1.C1 Tabelle1.C2:Tabelle1.C4 Tabelle1.D1:Tabelle1.D1 Tabelle1.D2:Tabelle1.D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/Anzahl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WebAssembly</text:p>
          </table:table-cell>
          <table:table-cell office:value-type="string" calcext:value-type="string">
            <text:p>Server</text:p>
          </table:table-cell>
        </table:table-row>
        <table:table-row table:style-name="ro1">
          <table:table-cell office:value-type="string" calcext:value-type="string">
            <text:p>100*100</text:p>
          </table:table-cell>
          <table:table-cell office:value-type="float" office:value="0.503" calcext:value-type="float">
            <text:p>0,503</text:p>
          </table:table-cell>
          <table:table-cell office:value-type="float" office:value="34" calcext:value-type="float">
            <text:p>34</text:p>
          </table:table-cell>
          <table:table-cell office:value-type="float" office:value="1.026" calcext:value-type="float">
            <text:p>1,026</text:p>
          </table:table-cell>
        </table:table-row>
        <table:table-row table:style-name="ro1">
          <table:table-cell office:value-type="string" calcext:value-type="string">
            <text:p>500*100</text:p>
          </table:table-cell>
          <table:table-cell office:value-type="float" office:value="0.715" calcext:value-type="float">
            <text:p>0,715</text:p>
          </table:table-cell>
          <table:table-cell office:value-type="float" office:value="184" calcext:value-type="float">
            <text:p>184</text:p>
          </table:table-cell>
          <table:table-cell office:value-type="float" office:value="5.902" calcext:value-type="float">
            <text:p>5,902</text:p>
          </table:table-cell>
        </table:table-row>
        <table:table-row table:style-name="ro1">
          <table:table-cell office:value-type="string" calcext:value-type="string">
            <text:p>500*500</text:p>
          </table:table-cell>
          <table:table-cell office:value-type="float" office:value="3.232" calcext:value-type="float">
            <text:p>3,232</text:p>
          </table:table-cell>
          <table:table-cell office:value-type="float" office:value="918" calcext:value-type="float">
            <text:p>918</text:p>
          </table:table-cell>
          <table:table-cell office:value-type="float" office:value="25.324" calcext:value-type="float">
            <text:p>25,32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.00.0000</text:date>, <text:time style:data-style-name="N2" text:time-value="21:27:30.02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7T15:41:52.803000000</meta:creation-date>
    <dc:date>2022-01-24T21:35:11.711000000</dc:date>
    <meta:editing-duration>PT16M17S</meta:editing-duration>
    <meta:editing-cycles>3</meta:editing-cycles>
    <meta:generator>LibreOffice/7.0.1.2$Windows_X86_64 LibreOffice_project/7cbcfc562f6eb6708b5ff7d7397325de9e764452</meta:generator>
    <meta:document-statistic meta:table-count="1" meta:cell-count="16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22cm" svg:y="3.703cm" style:legend-expansion="high" chart:style-name="ch2"/>
        <chart:plot-area chart:style-name="ch3" table:cell-range-address="Tabelle1.A1:Tabelle1.D4" chart:data-source-has-labels="both" svg:x="1.331cm" svg:y="0.18cm" svg:width="11.371cm" svg:height="7.659cm">
          <chart:coordinate-region svg:x="2.323cm" svg:y="0.38cm" svg:width="10.379cm" svg:height="6.812cm"/>
          <chart:axis chart:dimension="x" chart:name="primary-x" chart:style-name="ch4" chartooo:axis-type="auto">
            <chartooo:date-scale/>
            <chart:title svg:x="1.429cm" svg:y="8.019cm" chart:style-name="ch5">
              <text:p>Anzahl der übergeordneten Elemente*Anzahl der untergeordneten Elemente</text:p>
            </chart:title>
            <chart:categories table:cell-range-address="Tabelle1.A2:Tabelle1.A4"/>
          </chart:axis>
          <chart:axis chart:dimension="y" chart:name="primary-y" chart:style-name="ch6">
            <chart:title svg:x="0.451cm" svg:y="5.548cm" chart:style-name="ch7">
              <text:p>Zeit in Millisekunden</text:p>
            </chart:title>
            <chart:grid chart:style-name="ch8" chart:class="major"/>
          </chart:axis>
          <chart:series chart:style-name="ch9" chart:values-cell-range-address="Tabelle1.B2:Tabelle1.B4" chart:label-cell-address="Tabelle1.B1:Tabelle1.B1" chart:class="chart:bar">
            <chart:data-point chart:repeated="3"/>
          </chart:series>
          <chart:series chart:style-name="ch10" chart:values-cell-range-address="Tabelle1.C2:Tabelle1.C4" chart:label-cell-address="Tabelle1.C1:Tabelle1.C1" chart:class="chart:bar">
            <chart:data-point chart:repeated="3"/>
          </chart:series>
          <chart:series chart:style-name="ch11" chart:values-cell-range-address="Tabelle1.D2:Tabelle1.D4" chart:label-cell-address="Tabelle1.D1:Tabelle1.D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t</text:p>
                <draw:g>
                  <svg:desc>Tabelle1.B1:Tabelle1.B1</svg:desc>
                </draw:g>
              </table:table-cell>
              <table:table-cell office:value-type="string">
                <text:p>WebAssembly</text:p>
                <draw:g>
                  <svg:desc>Tabelle1.C1:Tabelle1.C1</svg:desc>
                </draw:g>
              </table:table-cell>
              <table:table-cell office:value-type="string">
                <text:p>Server</text:p>
                <draw:g>
                  <svg:desc>Tabelle1.D1:Tabe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*100</text:p>
                <draw:g>
                  <svg:desc>Tabelle1.A2:Tabelle1.A4</svg:desc>
                </draw:g>
              </table:table-cell>
              <table:table-cell office:value-type="float" office:value="0.503">
                <text:p>0.503</text:p>
                <draw:g>
                  <svg:desc>Tabelle1.B2:Tabelle1.B4</svg:desc>
                </draw:g>
              </table:table-cell>
              <table:table-cell office:value-type="float" office:value="34">
                <text:p>34</text:p>
                <draw:g>
                  <svg:desc>Tabelle1.C2:Tabelle1.C4</svg:desc>
                </draw:g>
              </table:table-cell>
              <table:table-cell office:value-type="float" office:value="1.026">
                <text:p>1.026</text:p>
                <draw:g>
                  <svg:desc>Tabelle1.D2:Tabelle1.D4</svg:desc>
                </draw:g>
              </table:table-cell>
            </table:table-row>
            <table:table-row>
              <table:table-cell office:value-type="string">
                <text:p>500*100</text:p>
              </table:table-cell>
              <table:table-cell office:value-type="float" office:value="0.715">
                <text:p>0.715</text:p>
              </table:table-cell>
              <table:table-cell office:value-type="float" office:value="184">
                <text:p>184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string">
                <text:p>500*500</text:p>
              </table:table-cell>
              <table:table-cell office:value-type="float" office:value="3.232">
                <text:p>3.232</text:p>
              </table:table-cell>
              <table:table-cell office:value-type="float" office:value="918">
                <text:p>918</text:p>
              </table:table-cell>
              <table:table-cell office:value-type="float" office:value="25.324">
                <text:p>25.3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